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989cm"/>
    </style:style>
    <style:style style:name="co2" style:family="table-column">
      <style:table-column-properties fo:break-before="auto" style:column-width="3.593cm"/>
    </style:style>
    <style:style style:name="co3" style:family="table-column">
      <style:table-column-properties fo:break-before="auto" style:column-width="3.764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3.06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8.403cm"/>
    </style:style>
    <style:style style:name="co8" style:family="table-column">
      <style:table-column-properties fo:break-before="auto" style:column-width="3.17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1.3pt solid #000000" fo:border-left="none" fo:border-right="none" fo:border-top="1.3pt solid #000000" style:vertical-align="middle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109"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Nimbus Sans 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vertical-align="middle"/>
      <style:text-properties style:font-name="Nimbus Sans L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9">
      <style:table-cell-properties fo:border-bottom="0.06pt solid #000000" fo:border-left="none" fo:border-right="none" fo:border-top="none" style:vertical-align="middle"/>
      <style:text-properties style:font-name="Nimbus Sans L" fo:font-size="12pt" style:font-size-asian="12pt" style:font-size-complex="12pt"/>
    </style:style>
    <style:style style:name="ce9" style:family="table-cell" style:parent-style-name="Default" style:data-style-name="N109">
      <style:table-cell-properties style:vertical-align="middle"/>
      <style:text-properties style:font-name="Nimbus Sans L" fo:font-size="12pt" style:font-size-asian="12pt" style:font-size-complex="12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Kalkulation" table:style-name="ta1">
        <table:table-column table:style-name="co1" table:default-cell-style-name="Default"/>
        <table:table-column table:style-name="co2" table:default-cell-style-name="ce3"/>
        <table:table-row table:style-name="ro1">
          <table:table-cell/>
          <table:table-cell table:style-name="Default"/>
        </table:table-row>
        <table:table-row table:style-name="ro2">
          <table:table-cell/>
          <table:table-cell table:style-name="Default"/>
        </table:table-row>
        <table:table-row table:style-name="ro3">
          <table:table-cell table:style-name="ce1" office:value-type="string">
            <text:p>A. Ausgaben und Aufwände</text:p>
          </table:table-cell>
          <table:table-cell table:style-name="Default"/>
        </table:table-row>
        <table:table-row table:style-name="ro4">
          <table:table-cell office:value-type="string">
            <text:p>Beauftragung und Entwicklung durch Geschäftspartner</text:p>
          </table:table-cell>
          <table:table-cell office:value-type="currency" office:currency="EUR" office:value="24000">
            <text:p>24.000,00 €</text:p>
          </table:table-cell>
        </table:table-row>
        <table:table-row table:style-name="ro4">
          <table:table-cell office:value-type="string">
            <text:p>Bereitstellen und Veröffentlichen</text:p>
          </table:table-cell>
          <table:table-cell office:value-type="currency" office:currency="EUR" office:value="6000">
            <text:p>6.000,00 €</text:p>
          </table:table-cell>
        </table:table-row>
        <table:table-row table:style-name="ro4">
          <table:table-cell office:value-type="string">
            <text:p>Laufende Betriebskosten</text:p>
          </table:table-cell>
          <table:table-cell office:value-type="currency" office:currency="EUR" office:value="10000">
            <text:p>10.000,00 €</text:p>
          </table:table-cell>
        </table:table-row>
        <table:table-row table:style-name="ro4">
          <table:table-cell office:value-type="string">
            <text:p>Marketingmaßnahmen</text:p>
          </table:table-cell>
          <table:table-cell office:value-type="currency" office:currency="EUR" office:value="12000">
            <text:p>12.000,00 €</text:p>
          </table:table-cell>
        </table:table-row>
        <table:table-row table:style-name="ro3">
          <table:table-cell table:style-name="ce2" office:value-type="string">
            <text:p>Gesamtaufwand im ersten Jahr</text:p>
          </table:table-cell>
          <table:table-cell table:style-name="ce2" table:formula="of:=SUM([.B4:.B7])" office:value-type="currency" office:currency="EUR" office:value="52000">
            <text:p>52.000,00 €</text:p>
          </table:table-cell>
        </table:table-row>
        <table:table-row table:style-name="ro5">
          <table:table-cell table:style-name="ce1" office:value-type="string">
            <text:p>B. Einnahmen</text:p>
          </table:table-cell>
          <table:table-cell table:style-name="Default"/>
        </table:table-row>
        <table:table-row table:style-name="ro4">
          <table:table-cell office:value-type="string">
            <text:p>App-Verkäufe in den ersten drei Monaten</text:p>
          </table:table-cell>
          <table:table-cell office:value-type="currency" office:currency="EUR" office:value="26700">
            <text:p>26.700,00 €</text:p>
          </table:table-cell>
        </table:table-row>
        <table:table-row table:style-name="ro4">
          <table:table-cell office:value-type="string">
            <text:p>App-Verkäufe in den restlichen Monaten</text:p>
          </table:table-cell>
          <table:table-cell office:value-type="currency" office:currency="EUR" office:value="44500">
            <text:p>44.500,00 €</text:p>
          </table:table-cell>
        </table:table-row>
        <table:table-row table:style-name="ro3">
          <table:table-cell table:style-name="ce2" office:value-type="string">
            <text:p>Gesamteinnahmen im ersten Jahr</text:p>
          </table:table-cell>
          <table:table-cell table:style-name="ce2" table:formula="of:=SUM([.B10:.B11])" office:value-type="currency" office:currency="EUR" office:value="71200">
            <text:p>71.200,00 €</text:p>
          </table:table-cell>
        </table:table-row>
        <table:table-row table:style-name="ro3">
          <table:table-cell table:style-name="ce2" office:value-type="string">
            <text:p>Saldo aus Nutzen und Kosten im ersten Jahr</text:p>
          </table:table-cell>
          <table:table-cell table:style-name="ce2" table:formula="of:=[.B12]-[.B8]" office:value-type="currency" office:currency="EUR" office:value="19200">
            <text:p>19.200,00 €</text:p>
          </table:table-cell>
        </table:table-row>
        <table:table-row table:style-name="ro1">
          <table:table-cell table:style-name="ce2" table:number-columns-repeated="2"/>
        </table:table-row>
      </table:table>
      <table:table table:name="Break-Even-Point" table:style-name="ta1">
        <table:shapes>
          <draw:frame draw:z-index="0" draw:style-name="gr1" svg:width="30.35cm" svg:height="13.438cm" svg:x="11.578cm" svg:y="5.682cm">
            <draw:object draw:notify-on-update-of-ranges="'Break-Even-Point'.A4:'Break-Even-Point'.A49 'Break-Even-Point'.B3:'Break-Even-Point'.B3 'Break-Even-Point'.B4:'Break-Even-Point'.B49 'Break-Even-Point'.C3:'Break-Even-Point'.C3 'Break-Even-Point'.C4:'Break-Even-Point'.C4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row table:style-name="ro1">
          <table:table-cell table:number-columns-repeated="13"/>
        </table:table-row>
        <table:table-row table:style-name="ro3">
          <table:table-cell table:number-columns-repeated="8"/>
          <table:table-cell table:style-name="ce6" office:value-type="string">
            <text:p>Reingewinn je verkaufter Einheit</text:p>
          </table:table-cell>
          <table:table-cell table:style-name="ce8" office:value-type="currency" office:currency="EUR" office:value="1.78">
            <text:p>1,78 €</text:p>
          </table:table-cell>
          <table:table-cell table:number-columns-repeated="3"/>
        </table:table-row>
        <table:table-row table:style-name="ro3">
          <table:table-cell table:style-name="ce4" office:value-type="string">
            <text:p>Verkaufte Einheiten</text:p>
          </table:table-cell>
          <table:table-cell table:style-name="ce4" office:value-type="string">
            <text:p>Einnahmen</text:p>
          </table:table-cell>
          <table:table-cell table:style-name="ce4" office:value-type="string">
            <text:p>Kosten</text:p>
          </table:table-cell>
          <table:table-cell table:number-columns-repeated="5"/>
          <table:table-cell table:style-name="ce7" office:value-type="string">
            <text:p>Einmalige Kosten</text:p>
          </table:table-cell>
          <table:table-cell table:style-name="ce9" office:value-type="currency" office:currency="EUR" office:value="42000">
            <text:p>42.000,00 €</text:p>
          </table:table-cell>
          <table:table-cell table:number-columns-repeated="3"/>
        </table:table-row>
        <table:table-row table:style-name="ro3">
          <table:table-cell office:value-type="float" office:value="0">
            <text:p>0</text:p>
          </table:table-cell>
          <table:table-cell table:formula="of:=[.A4]*[.$J$2]" office:value-type="currency" office:currency="EUR" office:value="0">
            <text:p>0,00 €</text:p>
          </table:table-cell>
          <table:table-cell table:formula="of:=(([.A4]/10000)*[.$J$4]) + [.$J$3] + [.$J$5]" office:value-type="currency" office:currency="EUR" office:value="45500">
            <text:p>45.500,00 €</text:p>
          </table:table-cell>
          <table:table-cell table:number-columns-repeated="5"/>
          <table:table-cell table:style-name="ce7" office:value-type="string">
            <text:p>Laufende Kosten je 10000 verkaufter Einheiten</text:p>
          </table:table-cell>
          <table:table-cell table:style-name="ce9" office:value-type="currency" office:currency="EUR" office:value="1625">
            <text:p>1.625,00 €</text:p>
          </table:table-cell>
          <table:table-cell table:number-columns-repeated="3"/>
        </table:table-row>
        <table:table-row table:style-name="ro3">
          <table:table-cell office:value-type="float" office:value="1000">
            <text:p>1000</text:p>
          </table:table-cell>
          <table:table-cell table:formula="of:=[.A5]*[.$J$2]" office:value-type="currency" office:currency="EUR" office:value="1780">
            <text:p>1.780,00 €</text:p>
          </table:table-cell>
          <table:table-cell table:formula="of:=(([.A5]/10000)*[.$J$4]) + [.$J$3] + [.$J$5]" office:value-type="currency" office:currency="EUR" office:value="45662.5">
            <text:p>45.662,50 €</text:p>
          </table:table-cell>
          <table:table-cell table:number-columns-repeated="5"/>
          <table:table-cell table:style-name="ce7" office:value-type="string">
            <text:p>Laufende Grundkosten</text:p>
          </table:table-cell>
          <table:table-cell table:style-name="ce9" office:value-type="currency" office:currency="EUR" office:value="3500">
            <text:p>3.500,00 €</text:p>
          </table:table-cell>
          <table:table-cell table:number-columns-repeated="3"/>
        </table:table-row>
        <table:table-row table:style-name="ro1">
          <table:table-cell office:value-type="float" office:value="2000">
            <text:p>2000</text:p>
          </table:table-cell>
          <table:table-cell table:formula="of:=[.A6]*[.$J$2]" office:value-type="currency" office:currency="EUR" office:value="3560">
            <text:p>3.560,00 €</text:p>
          </table:table-cell>
          <table:table-cell table:formula="of:=(([.A6]/10000)*[.$J$4]) + [.$J$3] + [.$J$5]" office:value-type="currency" office:currency="EUR" office:value="45825">
            <text:p>45.825,00 €</text:p>
          </table:table-cell>
          <table:table-cell table:number-columns-repeated="10"/>
        </table:table-row>
        <table:table-row table:style-name="ro1">
          <table:table-cell office:value-type="float" office:value="3000">
            <text:p>3000</text:p>
          </table:table-cell>
          <table:table-cell table:formula="of:=[.A7]*[.$J$2]" office:value-type="currency" office:currency="EUR" office:value="5340">
            <text:p>5.340,00 €</text:p>
          </table:table-cell>
          <table:table-cell table:formula="of:=(([.A7]/10000)*[.$J$4]) + [.$J$3] + [.$J$5]" office:value-type="currency" office:currency="EUR" office:value="45987.5">
            <text:p>45.987,50 €</text:p>
          </table:table-cell>
          <table:table-cell table:number-columns-repeated="10"/>
        </table:table-row>
        <table:table-row table:style-name="ro1">
          <table:table-cell office:value-type="float" office:value="4000">
            <text:p>4000</text:p>
          </table:table-cell>
          <table:table-cell table:formula="of:=[.A8]*[.$J$2]" office:value-type="currency" office:currency="EUR" office:value="7120">
            <text:p>7.120,00 €</text:p>
          </table:table-cell>
          <table:table-cell table:formula="of:=(([.A8]/10000)*[.$J$4]) + [.$J$3] + [.$J$5]" office:value-type="currency" office:currency="EUR" office:value="46150">
            <text:p>46.150,00 €</text:p>
          </table:table-cell>
          <table:table-cell table:number-columns-repeated="10"/>
        </table:table-row>
        <table:table-row table:style-name="ro1">
          <table:table-cell office:value-type="float" office:value="5000">
            <text:p>5000</text:p>
          </table:table-cell>
          <table:table-cell table:formula="of:=[.A9]*[.$J$2]" office:value-type="currency" office:currency="EUR" office:value="8900">
            <text:p>8.900,00 €</text:p>
          </table:table-cell>
          <table:table-cell table:formula="of:=(([.A9]/10000)*[.$J$4]) + [.$J$3] + [.$J$5]" office:value-type="currency" office:currency="EUR" office:value="46312.5">
            <text:p>46.312,50 €</text:p>
          </table:table-cell>
          <table:table-cell table:number-columns-repeated="10"/>
        </table:table-row>
        <table:table-row table:style-name="ro1">
          <table:table-cell office:value-type="float" office:value="6000">
            <text:p>6000</text:p>
          </table:table-cell>
          <table:table-cell table:formula="of:=[.A10]*[.$J$2]" office:value-type="currency" office:currency="EUR" office:value="10680">
            <text:p>10.680,00 €</text:p>
          </table:table-cell>
          <table:table-cell table:formula="of:=(([.A10]/10000)*[.$J$4]) + [.$J$3] + [.$J$5]" office:value-type="currency" office:currency="EUR" office:value="46475">
            <text:p>46.475,00 €</text:p>
          </table:table-cell>
          <table:table-cell table:number-columns-repeated="10"/>
        </table:table-row>
        <table:table-row table:style-name="ro1">
          <table:table-cell office:value-type="float" office:value="7000">
            <text:p>7000</text:p>
          </table:table-cell>
          <table:table-cell table:formula="of:=[.A11]*[.$J$2]" office:value-type="currency" office:currency="EUR" office:value="12460">
            <text:p>12.460,00 €</text:p>
          </table:table-cell>
          <table:table-cell table:formula="of:=(([.A11]/10000)*[.$J$4]) + [.$J$3] + [.$J$5]" office:value-type="currency" office:currency="EUR" office:value="46637.5">
            <text:p>46.637,50 €</text:p>
          </table:table-cell>
          <table:table-cell table:number-columns-repeated="10"/>
        </table:table-row>
        <table:table-row table:style-name="ro1">
          <table:table-cell office:value-type="float" office:value="8000">
            <text:p>8000</text:p>
          </table:table-cell>
          <table:table-cell table:formula="of:=[.A12]*[.$J$2]" office:value-type="currency" office:currency="EUR" office:value="14240">
            <text:p>14.240,00 €</text:p>
          </table:table-cell>
          <table:table-cell table:formula="of:=(([.A12]/10000)*[.$J$4]) + [.$J$3] + [.$J$5]" office:value-type="currency" office:currency="EUR" office:value="46800">
            <text:p>46.800,00 €</text:p>
          </table:table-cell>
          <table:table-cell table:number-columns-repeated="10"/>
        </table:table-row>
        <table:table-row table:style-name="ro1">
          <table:table-cell office:value-type="float" office:value="9000">
            <text:p>9000</text:p>
          </table:table-cell>
          <table:table-cell table:formula="of:=[.A13]*[.$J$2]" office:value-type="currency" office:currency="EUR" office:value="16020">
            <text:p>16.020,00 €</text:p>
          </table:table-cell>
          <table:table-cell table:formula="of:=(([.A13]/10000)*[.$J$4]) + [.$J$3] + [.$J$5]" office:value-type="currency" office:currency="EUR" office:value="46962.5">
            <text:p>46.962,50 €</text:p>
          </table:table-cell>
          <table:table-cell table:number-columns-repeated="10"/>
        </table:table-row>
        <table:table-row table:style-name="ro1">
          <table:table-cell office:value-type="float" office:value="10000">
            <text:p>10000</text:p>
          </table:table-cell>
          <table:table-cell table:formula="of:=[.A14]*[.$J$2]" office:value-type="currency" office:currency="EUR" office:value="17800">
            <text:p>17.800,00 €</text:p>
          </table:table-cell>
          <table:table-cell table:formula="of:=(([.A14]/10000)*[.$J$4]) + [.$J$3] + [.$J$5]" office:value-type="currency" office:currency="EUR" office:value="47125">
            <text:p>47.125,00 €</text:p>
          </table:table-cell>
          <table:table-cell table:number-columns-repeated="10"/>
        </table:table-row>
        <table:table-row table:style-name="ro1">
          <table:table-cell office:value-type="float" office:value="11000">
            <text:p>11000</text:p>
          </table:table-cell>
          <table:table-cell table:formula="of:=[.A15]*[.$J$2]" office:value-type="currency" office:currency="EUR" office:value="19580">
            <text:p>19.580,00 €</text:p>
          </table:table-cell>
          <table:table-cell table:formula="of:=(([.A15]/10000)*[.$J$4]) + [.$J$3] + [.$J$5]" office:value-type="currency" office:currency="EUR" office:value="47287.5">
            <text:p>47.287,50 €</text:p>
          </table:table-cell>
          <table:table-cell table:number-columns-repeated="10"/>
        </table:table-row>
        <table:table-row table:style-name="ro1">
          <table:table-cell office:value-type="float" office:value="12000">
            <text:p>12000</text:p>
          </table:table-cell>
          <table:table-cell table:formula="of:=[.A16]*[.$J$2]" office:value-type="currency" office:currency="EUR" office:value="21360">
            <text:p>21.360,00 €</text:p>
          </table:table-cell>
          <table:table-cell table:formula="of:=(([.A16]/10000)*[.$J$4]) + [.$J$3] + [.$J$5]" office:value-type="currency" office:currency="EUR" office:value="47450">
            <text:p>47.450,00 €</text:p>
          </table:table-cell>
          <table:table-cell table:number-columns-repeated="10"/>
        </table:table-row>
        <table:table-row table:style-name="ro1">
          <table:table-cell office:value-type="float" office:value="13000">
            <text:p>13000</text:p>
          </table:table-cell>
          <table:table-cell table:formula="of:=[.A17]*[.$J$2]" office:value-type="currency" office:currency="EUR" office:value="23140">
            <text:p>23.140,00 €</text:p>
          </table:table-cell>
          <table:table-cell table:formula="of:=(([.A17]/10000)*[.$J$4]) + [.$J$3] + [.$J$5]" office:value-type="currency" office:currency="EUR" office:value="47612.5">
            <text:p>47.612,50 €</text:p>
          </table:table-cell>
          <table:table-cell table:number-columns-repeated="10"/>
        </table:table-row>
        <table:table-row table:style-name="ro1">
          <table:table-cell office:value-type="float" office:value="14000">
            <text:p>14000</text:p>
          </table:table-cell>
          <table:table-cell table:formula="of:=[.A18]*[.$J$2]" office:value-type="currency" office:currency="EUR" office:value="24920">
            <text:p>24.920,00 €</text:p>
          </table:table-cell>
          <table:table-cell table:formula="of:=(([.A18]/10000)*[.$J$4]) + [.$J$3] + [.$J$5]" office:value-type="currency" office:currency="EUR" office:value="47775">
            <text:p>47.775,00 €</text:p>
          </table:table-cell>
          <table:table-cell table:number-columns-repeated="10"/>
        </table:table-row>
        <table:table-row table:style-name="ro1">
          <table:table-cell office:value-type="float" office:value="15000">
            <text:p>15000</text:p>
          </table:table-cell>
          <table:table-cell table:formula="of:=[.A19]*[.$J$2]" office:value-type="currency" office:currency="EUR" office:value="26700">
            <text:p>26.700,00 €</text:p>
          </table:table-cell>
          <table:table-cell table:formula="of:=(([.A19]/10000)*[.$J$4]) + [.$J$3] + [.$J$5]" office:value-type="currency" office:currency="EUR" office:value="47937.5">
            <text:p>47.937,50 €</text:p>
          </table:table-cell>
          <table:table-cell table:number-columns-repeated="10"/>
        </table:table-row>
        <table:table-row table:style-name="ro1">
          <table:table-cell office:value-type="float" office:value="16000">
            <text:p>16000</text:p>
          </table:table-cell>
          <table:table-cell table:formula="of:=[.A20]*[.$J$2]" office:value-type="currency" office:currency="EUR" office:value="28480">
            <text:p>28.480,00 €</text:p>
          </table:table-cell>
          <table:table-cell table:formula="of:=(([.A20]/10000)*[.$J$4]) + [.$J$3] + [.$J$5]" office:value-type="currency" office:currency="EUR" office:value="48100">
            <text:p>48.100,00 €</text:p>
          </table:table-cell>
          <table:table-cell table:number-columns-repeated="10"/>
        </table:table-row>
        <table:table-row table:style-name="ro1">
          <table:table-cell office:value-type="float" office:value="17000">
            <text:p>17000</text:p>
          </table:table-cell>
          <table:table-cell table:formula="of:=[.A21]*[.$J$2]" office:value-type="currency" office:currency="EUR" office:value="30260">
            <text:p>30.260,00 €</text:p>
          </table:table-cell>
          <table:table-cell table:formula="of:=(([.A21]/10000)*[.$J$4]) + [.$J$3] + [.$J$5]" office:value-type="currency" office:currency="EUR" office:value="48262.5">
            <text:p>48.262,50 €</text:p>
          </table:table-cell>
          <table:table-cell table:number-columns-repeated="10"/>
        </table:table-row>
        <table:table-row table:style-name="ro1">
          <table:table-cell office:value-type="float" office:value="18000">
            <text:p>18000</text:p>
          </table:table-cell>
          <table:table-cell table:formula="of:=[.A22]*[.$J$2]" office:value-type="currency" office:currency="EUR" office:value="32040">
            <text:p>32.040,00 €</text:p>
          </table:table-cell>
          <table:table-cell table:formula="of:=(([.A22]/10000)*[.$J$4]) + [.$J$3] + [.$J$5]" office:value-type="currency" office:currency="EUR" office:value="48425">
            <text:p>48.425,00 €</text:p>
          </table:table-cell>
          <table:table-cell table:number-columns-repeated="10"/>
        </table:table-row>
        <table:table-row table:style-name="ro1">
          <table:table-cell office:value-type="float" office:value="19000">
            <text:p>19000</text:p>
          </table:table-cell>
          <table:table-cell table:formula="of:=[.A23]*[.$J$2]" office:value-type="currency" office:currency="EUR" office:value="33820">
            <text:p>33.820,00 €</text:p>
          </table:table-cell>
          <table:table-cell table:formula="of:=(([.A23]/10000)*[.$J$4]) + [.$J$3] + [.$J$5]" office:value-type="currency" office:currency="EUR" office:value="48587.5">
            <text:p>48.587,50 €</text:p>
          </table:table-cell>
          <table:table-cell table:number-columns-repeated="10"/>
        </table:table-row>
        <table:table-row table:style-name="ro1">
          <table:table-cell office:value-type="float" office:value="20000">
            <text:p>20000</text:p>
          </table:table-cell>
          <table:table-cell table:formula="of:=[.A24]*[.$J$2]" office:value-type="currency" office:currency="EUR" office:value="35600">
            <text:p>35.600,00 €</text:p>
          </table:table-cell>
          <table:table-cell table:formula="of:=(([.A24]/10000)*[.$J$4]) + [.$J$3] + [.$J$5]" office:value-type="currency" office:currency="EUR" office:value="48750">
            <text:p>48.750,00 €</text:p>
          </table:table-cell>
          <table:table-cell table:number-columns-repeated="10"/>
        </table:table-row>
        <table:table-row table:style-name="ro1">
          <table:table-cell office:value-type="float" office:value="21000">
            <text:p>21000</text:p>
          </table:table-cell>
          <table:table-cell table:formula="of:=[.A25]*[.$J$2]" office:value-type="currency" office:currency="EUR" office:value="37380">
            <text:p>37.380,00 €</text:p>
          </table:table-cell>
          <table:table-cell table:formula="of:=(([.A25]/10000)*[.$J$4]) + [.$J$3] + [.$J$5]" office:value-type="currency" office:currency="EUR" office:value="48912.5">
            <text:p>48.912,50 €</text:p>
          </table:table-cell>
          <table:table-cell table:number-columns-repeated="10"/>
        </table:table-row>
        <table:table-row table:style-name="ro1">
          <table:table-cell office:value-type="float" office:value="22000">
            <text:p>22000</text:p>
          </table:table-cell>
          <table:table-cell table:formula="of:=[.A26]*[.$J$2]" office:value-type="currency" office:currency="EUR" office:value="39160">
            <text:p>39.160,00 €</text:p>
          </table:table-cell>
          <table:table-cell table:formula="of:=(([.A26]/10000)*[.$J$4]) + [.$J$3] + [.$J$5]" office:value-type="currency" office:currency="EUR" office:value="49075">
            <text:p>49.075,00 €</text:p>
          </table:table-cell>
          <table:table-cell table:number-columns-repeated="10"/>
        </table:table-row>
        <table:table-row table:style-name="ro1">
          <table:table-cell office:value-type="float" office:value="23000">
            <text:p>23000</text:p>
          </table:table-cell>
          <table:table-cell table:formula="of:=[.A27]*[.$J$2]" office:value-type="currency" office:currency="EUR" office:value="40940">
            <text:p>40.940,00 €</text:p>
          </table:table-cell>
          <table:table-cell table:formula="of:=(([.A27]/10000)*[.$J$4]) + [.$J$3] + [.$J$5]" office:value-type="currency" office:currency="EUR" office:value="49237.5">
            <text:p>49.237,50 €</text:p>
          </table:table-cell>
          <table:table-cell table:number-columns-repeated="10"/>
        </table:table-row>
        <table:table-row table:style-name="ro1">
          <table:table-cell office:value-type="float" office:value="24000">
            <text:p>24000</text:p>
          </table:table-cell>
          <table:table-cell table:formula="of:=[.A28]*[.$J$2]" office:value-type="currency" office:currency="EUR" office:value="42720">
            <text:p>42.720,00 €</text:p>
          </table:table-cell>
          <table:table-cell table:formula="of:=(([.A28]/10000)*[.$J$4]) + [.$J$3] + [.$J$5]" office:value-type="currency" office:currency="EUR" office:value="49400">
            <text:p>49.400,00 €</text:p>
          </table:table-cell>
          <table:table-cell table:number-columns-repeated="10"/>
        </table:table-row>
        <table:table-row table:style-name="ro1">
          <table:table-cell office:value-type="float" office:value="25000">
            <text:p>25000</text:p>
          </table:table-cell>
          <table:table-cell table:formula="of:=[.A29]*[.$J$2]" office:value-type="currency" office:currency="EUR" office:value="44500">
            <text:p>44.500,00 €</text:p>
          </table:table-cell>
          <table:table-cell table:formula="of:=(([.A29]/10000)*[.$J$4]) + [.$J$3] + [.$J$5]" office:value-type="currency" office:currency="EUR" office:value="49562.5">
            <text:p>49.562,50 €</text:p>
          </table:table-cell>
          <table:table-cell table:number-columns-repeated="10"/>
        </table:table-row>
        <table:table-row table:style-name="ro1">
          <table:table-cell office:value-type="float" office:value="26000">
            <text:p>26000</text:p>
          </table:table-cell>
          <table:table-cell table:formula="of:=[.A30]*[.$J$2]" office:value-type="currency" office:currency="EUR" office:value="46280">
            <text:p>46.280,00 €</text:p>
          </table:table-cell>
          <table:table-cell table:formula="of:=(([.A30]/10000)*[.$J$4]) + [.$J$3] + [.$J$5]" office:value-type="currency" office:currency="EUR" office:value="49725">
            <text:p>49.725,00 €</text:p>
          </table:table-cell>
          <table:table-cell table:number-columns-repeated="10"/>
        </table:table-row>
        <table:table-row table:style-name="ro1">
          <table:table-cell office:value-type="float" office:value="27000">
            <text:p>27000</text:p>
          </table:table-cell>
          <table:table-cell table:formula="of:=[.A31]*[.$J$2]" office:value-type="currency" office:currency="EUR" office:value="48060">
            <text:p>48.060,00 €</text:p>
          </table:table-cell>
          <table:table-cell table:formula="of:=(([.A31]/10000)*[.$J$4]) + [.$J$3] + [.$J$5]" office:value-type="currency" office:currency="EUR" office:value="49887.5">
            <text:p>49.887,50 €</text:p>
          </table:table-cell>
          <table:table-cell table:number-columns-repeated="10"/>
        </table:table-row>
        <table:table-row table:style-name="ro1">
          <table:table-cell office:value-type="float" office:value="28000">
            <text:p>28000</text:p>
          </table:table-cell>
          <table:table-cell table:formula="of:=[.A32]*[.$J$2]" office:value-type="currency" office:currency="EUR" office:value="49840">
            <text:p>49.840,00 €</text:p>
          </table:table-cell>
          <table:table-cell table:formula="of:=(([.A32]/10000)*[.$J$4]) + [.$J$3] + [.$J$5]" office:value-type="currency" office:currency="EUR" office:value="50050">
            <text:p>50.050,00 €</text:p>
          </table:table-cell>
          <table:table-cell table:number-columns-repeated="10"/>
        </table:table-row>
        <table:table-row table:style-name="ro1">
          <table:table-cell table:style-name="ce5" office:value-type="float" office:value="29000">
            <text:p>29000</text:p>
          </table:table-cell>
          <table:table-cell table:style-name="ce5" table:formula="of:=[.A33]*[.$J$2]" office:value-type="currency" office:currency="EUR" office:value="51620">
            <text:p>51.620,00 €</text:p>
          </table:table-cell>
          <table:table-cell table:style-name="ce5" table:formula="of:=(([.A33]/10000)*[.$J$4]) + [.$J$3] + [.$J$5]" office:value-type="currency" office:currency="EUR" office:value="50212.5">
            <text:p>50.212,50 €</text:p>
          </table:table-cell>
          <table:table-cell table:number-columns-repeated="10"/>
        </table:table-row>
        <table:table-row table:style-name="ro1">
          <table:table-cell office:value-type="float" office:value="30000">
            <text:p>30000</text:p>
          </table:table-cell>
          <table:table-cell table:formula="of:=[.A34]*[.$J$2]" office:value-type="currency" office:currency="EUR" office:value="53400">
            <text:p>53.400,00 €</text:p>
          </table:table-cell>
          <table:table-cell table:formula="of:=(([.A34]/10000)*[.$J$4]) + [.$J$3] + [.$J$5]" office:value-type="currency" office:currency="EUR" office:value="50375">
            <text:p>50.375,00 €</text:p>
          </table:table-cell>
          <table:table-cell table:number-columns-repeated="10"/>
        </table:table-row>
        <table:table-row table:style-name="ro1">
          <table:table-cell office:value-type="float" office:value="31000">
            <text:p>31000</text:p>
          </table:table-cell>
          <table:table-cell table:formula="of:=[.A35]*[.$J$2]" office:value-type="currency" office:currency="EUR" office:value="55180">
            <text:p>55.180,00 €</text:p>
          </table:table-cell>
          <table:table-cell table:formula="of:=(([.A35]/10000)*[.$J$4]) + [.$J$3] + [.$J$5]" office:value-type="currency" office:currency="EUR" office:value="50537.5">
            <text:p>50.537,50 €</text:p>
          </table:table-cell>
          <table:table-cell table:number-columns-repeated="10"/>
        </table:table-row>
        <table:table-row table:style-name="ro1">
          <table:table-cell office:value-type="float" office:value="32000">
            <text:p>32000</text:p>
          </table:table-cell>
          <table:table-cell table:formula="of:=[.A36]*[.$J$2]" office:value-type="currency" office:currency="EUR" office:value="56960">
            <text:p>56.960,00 €</text:p>
          </table:table-cell>
          <table:table-cell table:formula="of:=(([.A36]/10000)*[.$J$4]) + [.$J$3] + [.$J$5]" office:value-type="currency" office:currency="EUR" office:value="50700">
            <text:p>50.700,00 €</text:p>
          </table:table-cell>
          <table:table-cell table:number-columns-repeated="10"/>
        </table:table-row>
        <table:table-row table:style-name="ro1">
          <table:table-cell office:value-type="float" office:value="33000">
            <text:p>33000</text:p>
          </table:table-cell>
          <table:table-cell table:formula="of:=[.A37]*[.$J$2]" office:value-type="currency" office:currency="EUR" office:value="58740">
            <text:p>58.740,00 €</text:p>
          </table:table-cell>
          <table:table-cell table:formula="of:=(([.A37]/10000)*[.$J$4]) + [.$J$3] + [.$J$5]" office:value-type="currency" office:currency="EUR" office:value="50862.5">
            <text:p>50.862,50 €</text:p>
          </table:table-cell>
          <table:table-cell table:number-columns-repeated="10"/>
        </table:table-row>
        <table:table-row table:style-name="ro1">
          <table:table-cell office:value-type="float" office:value="34000">
            <text:p>34000</text:p>
          </table:table-cell>
          <table:table-cell table:formula="of:=[.A38]*[.$J$2]" office:value-type="currency" office:currency="EUR" office:value="60520">
            <text:p>60.520,00 €</text:p>
          </table:table-cell>
          <table:table-cell table:formula="of:=(([.A38]/10000)*[.$J$4]) + [.$J$3] + [.$J$5]" office:value-type="currency" office:currency="EUR" office:value="51025">
            <text:p>51.025,00 €</text:p>
          </table:table-cell>
          <table:table-cell table:number-columns-repeated="10"/>
        </table:table-row>
        <table:table-row table:style-name="ro1">
          <table:table-cell office:value-type="float" office:value="35000">
            <text:p>35000</text:p>
          </table:table-cell>
          <table:table-cell table:formula="of:=[.A39]*[.$J$2]" office:value-type="currency" office:currency="EUR" office:value="62300">
            <text:p>62.300,00 €</text:p>
          </table:table-cell>
          <table:table-cell table:formula="of:=(([.A39]/10000)*[.$J$4]) + [.$J$3] + [.$J$5]" office:value-type="currency" office:currency="EUR" office:value="51187.5">
            <text:p>51.187,50 €</text:p>
          </table:table-cell>
          <table:table-cell table:number-columns-repeated="10"/>
        </table:table-row>
        <table:table-row table:style-name="ro1">
          <table:table-cell office:value-type="float" office:value="36000">
            <text:p>36000</text:p>
          </table:table-cell>
          <table:table-cell table:formula="of:=[.A40]*[.$J$2]" office:value-type="currency" office:currency="EUR" office:value="64080">
            <text:p>64.080,00 €</text:p>
          </table:table-cell>
          <table:table-cell table:formula="of:=(([.A40]/10000)*[.$J$4]) + [.$J$3] + [.$J$5]" office:value-type="currency" office:currency="EUR" office:value="51350">
            <text:p>51.350,00 €</text:p>
          </table:table-cell>
          <table:table-cell table:number-columns-repeated="10"/>
        </table:table-row>
        <table:table-row table:style-name="ro1">
          <table:table-cell office:value-type="float" office:value="37000">
            <text:p>37000</text:p>
          </table:table-cell>
          <table:table-cell table:formula="of:=[.A41]*[.$J$2]" office:value-type="currency" office:currency="EUR" office:value="65860">
            <text:p>65.860,00 €</text:p>
          </table:table-cell>
          <table:table-cell table:formula="of:=(([.A41]/10000)*[.$J$4]) + [.$J$3] + [.$J$5]" office:value-type="currency" office:currency="EUR" office:value="51512.5">
            <text:p>51.512,50 €</text:p>
          </table:table-cell>
          <table:table-cell table:number-columns-repeated="10"/>
        </table:table-row>
        <table:table-row table:style-name="ro1">
          <table:table-cell office:value-type="float" office:value="38000">
            <text:p>38000</text:p>
          </table:table-cell>
          <table:table-cell table:formula="of:=[.A42]*[.$J$2]" office:value-type="currency" office:currency="EUR" office:value="67640">
            <text:p>67.640,00 €</text:p>
          </table:table-cell>
          <table:table-cell table:formula="of:=(([.A42]/10000)*[.$J$4]) + [.$J$3] + [.$J$5]" office:value-type="currency" office:currency="EUR" office:value="51675">
            <text:p>51.675,00 €</text:p>
          </table:table-cell>
          <table:table-cell table:number-columns-repeated="10"/>
        </table:table-row>
        <table:table-row table:style-name="ro1">
          <table:table-cell office:value-type="float" office:value="39000">
            <text:p>39000</text:p>
          </table:table-cell>
          <table:table-cell table:formula="of:=[.A43]*[.$J$2]" office:value-type="currency" office:currency="EUR" office:value="69420">
            <text:p>69.420,00 €</text:p>
          </table:table-cell>
          <table:table-cell table:formula="of:=(([.A43]/10000)*[.$J$4]) + [.$J$3] + [.$J$5]" office:value-type="currency" office:currency="EUR" office:value="51837.5">
            <text:p>51.837,50 €</text:p>
          </table:table-cell>
          <table:table-cell table:number-columns-repeated="10"/>
        </table:table-row>
        <table:table-row table:style-name="ro1">
          <table:table-cell office:value-type="float" office:value="40000">
            <text:p>40000</text:p>
          </table:table-cell>
          <table:table-cell table:formula="of:=[.A44]*[.$J$2]" office:value-type="currency" office:currency="EUR" office:value="71200">
            <text:p>71.200,00 €</text:p>
          </table:table-cell>
          <table:table-cell table:formula="of:=(([.A44]/10000)*[.$J$4]) + [.$J$3] + [.$J$5]" office:value-type="currency" office:currency="EUR" office:value="52000">
            <text:p>52.000,00 €</text:p>
          </table:table-cell>
          <table:table-cell table:number-columns-repeated="10"/>
        </table:table-row>
        <table:table-row table:style-name="ro1">
          <table:table-cell office:value-type="float" office:value="41000">
            <text:p>41000</text:p>
          </table:table-cell>
          <table:table-cell table:formula="of:=[.A45]*[.$J$2]" office:value-type="currency" office:currency="EUR" office:value="72980">
            <text:p>72.980,00 €</text:p>
          </table:table-cell>
          <table:table-cell table:formula="of:=(([.A45]/10000)*[.$J$4]) + [.$J$3] + [.$J$5]" office:value-type="currency" office:currency="EUR" office:value="52162.5">
            <text:p>52.162,50 €</text:p>
          </table:table-cell>
          <table:table-cell table:number-columns-repeated="10"/>
        </table:table-row>
        <table:table-row table:style-name="ro1">
          <table:table-cell office:value-type="float" office:value="42000">
            <text:p>42000</text:p>
          </table:table-cell>
          <table:table-cell table:formula="of:=[.A46]*[.$J$2]" office:value-type="currency" office:currency="EUR" office:value="74760">
            <text:p>74.760,00 €</text:p>
          </table:table-cell>
          <table:table-cell table:formula="of:=(([.A46]/10000)*[.$J$4]) + [.$J$3] + [.$J$5]" office:value-type="currency" office:currency="EUR" office:value="52325">
            <text:p>52.325,00 €</text:p>
          </table:table-cell>
          <table:table-cell table:number-columns-repeated="10"/>
        </table:table-row>
        <table:table-row table:style-name="ro1">
          <table:table-cell office:value-type="float" office:value="43000">
            <text:p>43000</text:p>
          </table:table-cell>
          <table:table-cell table:formula="of:=[.A47]*[.$J$2]" office:value-type="currency" office:currency="EUR" office:value="76540">
            <text:p>76.540,00 €</text:p>
          </table:table-cell>
          <table:table-cell table:formula="of:=(([.A47]/10000)*[.$J$4]) + [.$J$3] + [.$J$5]" office:value-type="currency" office:currency="EUR" office:value="52487.5">
            <text:p>52.487,50 €</text:p>
          </table:table-cell>
          <table:table-cell table:number-columns-repeated="10"/>
        </table:table-row>
        <table:table-row table:style-name="ro1">
          <table:table-cell office:value-type="float" office:value="44000">
            <text:p>44000</text:p>
          </table:table-cell>
          <table:table-cell table:formula="of:=[.A48]*[.$J$2]" office:value-type="currency" office:currency="EUR" office:value="78320">
            <text:p>78.320,00 €</text:p>
          </table:table-cell>
          <table:table-cell table:formula="of:=(([.A48]/10000)*[.$J$4]) + [.$J$3] + [.$J$5]" office:value-type="currency" office:currency="EUR" office:value="52650">
            <text:p>52.650,00 €</text:p>
          </table:table-cell>
          <table:table-cell table:number-columns-repeated="7"/>
          <table:table-cell table:style-name="ce10" office:value-type="float" office:value="28130">
            <text:p>28130</text:p>
          </table:table-cell>
          <table:table-cell table:style-name="ce10" table:formula="of:=[.K48]*[.$J$2]" office:value-type="currency" office:currency="EUR" office:value="50071.4">
            <text:p>50.071,40 €</text:p>
          </table:table-cell>
          <table:table-cell table:style-name="ce10" table:formula="of:=(([.K48]/10000)*[.$J$4]) + [.$J$3] + [.$J$5]" office:value-type="currency" office:currency="EUR" office:value="50071.125">
            <text:p>50.071,13 €</text:p>
          </table:table-cell>
        </table:table-row>
        <table:table-row table:style-name="ro1">
          <table:table-cell office:value-type="float" office:value="45000">
            <text:p>45000</text:p>
          </table:table-cell>
          <table:table-cell table:formula="of:=[.A49]*[.$J$2]" office:value-type="currency" office:currency="EUR" office:value="80100">
            <text:p>80.100,00 €</text:p>
          </table:table-cell>
          <table:table-cell table:formula="of:=(([.A49]/10000)*[.$J$4]) + [.$J$3] + [.$J$5]" office:value-type="currency" office:currency="EUR" office:value="52812.5">
            <text:p>52.812,50 €</text:p>
          </table:table-cell>
          <table:table-cell table:number-columns-repeated="10"/>
        </table:table-row>
        <table:table-row table:style-name="ro1" table:number-rows-repeated="104852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30T17:51:33</meta:creation-date>
    <dc:date>2012-07-01T22:48:59</dc:date>
    <meta:editing-duration>PT26M48S</meta:editing-duration>
    <meta:editing-cycles>7</meta:editing-cycles>
    <meta:generator>LibreOffice/3.5$Linux_X86_64 LibreOffice_project/350m1$Build-2</meta:generator>
    <meta:document-statistic meta:table-count="2" meta:cell-count="1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9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9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09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svg:stroke-width="0.05cm" svg:stroke-color="#000080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gr2" style:family="graphic">
      <style:graphic-properties draw:stroke="none" svg:stroke-color="#000000" draw:fill="none" draw:fill-color="#ffffff" fo:min-height="1.777cm"/>
    </style:style>
    <style:style style:name="P1" style:family="paragraph">
      <style:paragraph-properties fo:text-align="center"/>
    </style:style>
    <style:style style:name="P2" style:family="paragraph">
      <style:text-properties fo:font-family="'Nimbus Sans L'" style:font-style-name="Regular Condensed" style:font-family-generic="swiss" style:font-pitch="variable" fo:font-size="11pt" style:font-size-asian="24pt" style:font-size-complex="24pt"/>
    </style:style>
    <style:style style:name="T1" style:family="text">
      <style:text-properties fo:font-family="'Nimbus Sans L'" style:font-style-name="Regular Condensed" style:font-family-generic="swiss" style:font-pitch="variable" fo:font-size="11pt" style:font-size-asian="24pt" style:font-size-complex="24pt"/>
    </style:style>
  </office:automatic-styles>
  <office:body>
    <office:chart>
      <chart:chart svg:width="30.351cm" svg:height="13.439cm" xlink:href=".." xlink:type="simple" chart:class="chart:line" chart:style-name="ch1">
        <chart:legend chart:legend-position="end" svg:x="27.287cm" svg:y="6.171cm" style:legend-expansion="high" chart:style-name="ch2"/>
        <chart:plot-area chart:style-name="ch3" table:cell-range-address="'Break-Even-Point'.A3:'Break-Even-Point'.C49" chart:data-source-has-labels="both" svg:x="1.618cm" svg:y="1.278cm" svg:width="25.037cm" svg:height="10.486cm">
          <chartooo:coordinate-region svg:x="3.668cm" svg:y="1.477cm" svg:width="22.522cm" svg:height="9.242cm"/>
          <chart:axis chart:dimension="x" chart:name="primary-x" chart:style-name="ch4" chartooo:axis-type="auto">
            <chartooo:date-scale/>
            <chart:title svg:x="12.676cm" svg:y="12.032cm" chart:style-name="ch5">
              <text:p>Verkaufte Einheiten</text:p>
            </chart:title>
            <chart:categories table:cell-range-address="'Break-Even-Point'.A4:'Break-Even-Point'.A49"/>
          </chart:axis>
          <chart:axis chart:dimension="y" chart:name="primary-y" chart:style-name="ch6">
            <chart:title svg:x="0.451cm" svg:y="7.134cm" chart:style-name="ch7">
              <text:p>Umsatz</text:p>
            </chart:title>
            <chart:grid chart:style-name="ch8" chart:class="major"/>
          </chart:axis>
          <chart:series chart:style-name="ch9" chart:values-cell-range-address="'Break-Even-Point'.B4:'Break-Even-Point'.B49" chart:label-cell-address="'Break-Even-Point'.B3:'Break-Even-Point'.B3" chart:class="chart:line">
            <chart:data-point chart:repeated="46"/>
          </chart:series>
          <chart:series chart:style-name="ch10" chart:values-cell-range-address="'Break-Even-Point'.C4:'Break-Even-Point'.C49" chart:label-cell-address="'Break-Even-Point'.C3:'Break-Even-Point'.C3" chart:class="chart:line">
            <chart:data-point chart:repeated="46"/>
          </chart:series>
          <chart:wall chart:style-name="ch11"/>
          <chart:floor chart:style-name="ch12"/>
        </chart:plot-area>
        <draw:line draw:style-name="gr1" draw:text-style-name="P1" svg:x1="17.771cm" svg:y1="5.562cm" svg:x2="3.724cm" svg:y2="5.562cm">
          <text:p/>
        </draw:line>
        <draw:line draw:style-name="gr1" draw:text-style-name="P1" svg:x1="17.771cm" svg:y1="10.728cm" svg:x2="17.771cm" svg:y2="5.538cm">
          <text:p/>
        </draw:line>
        <draw:frame draw:style-name="gr2" draw:text-style-name="P2" svg:width="2.857cm" svg:height="1.777cm" svg:x="15.856cm" svg:y="4.748cm">
          <draw:text-box>
            <text:p><text:span text:style-name="T1">Gewinnschwelle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innahmen</text:p>
                <draw:g>
                  <svg:desc>'Break-Even-Point'.B3:'Break-Even-Point'.B3</svg:desc>
                </draw:g>
              </table:table-cell>
              <table:table-cell office:value-type="string">
                <text:p>Kosten</text:p>
                <draw:g>
                  <svg:desc>'Break-Even-Point'.C3:'Break-Even-Point'.C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Break-Even-Point'.A4:'Break-Even-Point'.A49</svg:desc>
                </draw:g>
              </table:table-cell>
              <table:table-cell office:value-type="float" office:value="0">
                <text:p>0</text:p>
                <draw:g>
                  <svg:desc>'Break-Even-Point'.B4:'Break-Even-Point'.B49</svg:desc>
                </draw:g>
              </table:table-cell>
              <table:table-cell office:value-type="float" office:value="45500">
                <text:p>45500</text:p>
                <draw:g>
                  <svg:desc>'Break-Even-Point'.C4:'Break-Even-Point'.C49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780">
                <text:p>1780</text:p>
              </table:table-cell>
              <table:table-cell office:value-type="float" office:value="45662.5">
                <text:p>45662.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560">
                <text:p>3560</text:p>
              </table:table-cell>
              <table:table-cell office:value-type="float" office:value="45825">
                <text:p>4582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340">
                <text:p>5340</text:p>
              </table:table-cell>
              <table:table-cell office:value-type="float" office:value="45987.5">
                <text:p>45987.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7120">
                <text:p>7120</text:p>
              </table:table-cell>
              <table:table-cell office:value-type="float" office:value="46150">
                <text:p>4615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8900">
                <text:p>8900</text:p>
              </table:table-cell>
              <table:table-cell office:value-type="float" office:value="46312.5">
                <text:p>46312.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0680">
                <text:p>10680</text:p>
              </table:table-cell>
              <table:table-cell office:value-type="float" office:value="46475">
                <text:p>4647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2460">
                <text:p>12460</text:p>
              </table:table-cell>
              <table:table-cell office:value-type="float" office:value="46637.5">
                <text:p>46637.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4240">
                <text:p>14240</text:p>
              </table:table-cell>
              <table:table-cell office:value-type="float" office:value="46800">
                <text:p>46800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6020">
                <text:p>16020</text:p>
              </table:table-cell>
              <table:table-cell office:value-type="float" office:value="46962.5">
                <text:p>46962.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7800">
                <text:p>17800</text:p>
              </table:table-cell>
              <table:table-cell office:value-type="float" office:value="47125">
                <text:p>4712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9580">
                <text:p>19580</text:p>
              </table:table-cell>
              <table:table-cell office:value-type="float" office:value="47287.5">
                <text:p>47287.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1360">
                <text:p>21360</text:p>
              </table:table-cell>
              <table:table-cell office:value-type="float" office:value="47450">
                <text:p>47450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3140">
                <text:p>23140</text:p>
              </table:table-cell>
              <table:table-cell office:value-type="float" office:value="47612.5">
                <text:p>47612.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4920">
                <text:p>24920</text:p>
              </table:table-cell>
              <table:table-cell office:value-type="float" office:value="47775">
                <text:p>4777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6700">
                <text:p>26700</text:p>
              </table:table-cell>
              <table:table-cell office:value-type="float" office:value="47937.5">
                <text:p>47937.5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28480">
                <text:p>28480</text:p>
              </table:table-cell>
              <table:table-cell office:value-type="float" office:value="48100">
                <text:p>48100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30260">
                <text:p>30260</text:p>
              </table:table-cell>
              <table:table-cell office:value-type="float" office:value="48262.5">
                <text:p>48262.5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32040">
                <text:p>32040</text:p>
              </table:table-cell>
              <table:table-cell office:value-type="float" office:value="48425">
                <text:p>48425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33820">
                <text:p>33820</text:p>
              </table:table-cell>
              <table:table-cell office:value-type="float" office:value="48587.5">
                <text:p>48587.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5600">
                <text:p>35600</text:p>
              </table:table-cell>
              <table:table-cell office:value-type="float" office:value="48750">
                <text:p>48750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37380">
                <text:p>37380</text:p>
              </table:table-cell>
              <table:table-cell office:value-type="float" office:value="48912.5">
                <text:p>48912.5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39160">
                <text:p>39160</text:p>
              </table:table-cell>
              <table:table-cell office:value-type="float" office:value="49075">
                <text:p>49075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40940">
                <text:p>40940</text:p>
              </table:table-cell>
              <table:table-cell office:value-type="float" office:value="49237.5">
                <text:p>49237.5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42720">
                <text:p>42720</text:p>
              </table:table-cell>
              <table:table-cell office:value-type="float" office:value="49400">
                <text:p>49400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44500">
                <text:p>44500</text:p>
              </table:table-cell>
              <table:table-cell office:value-type="float" office:value="49562.5">
                <text:p>49562.5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46280">
                <text:p>46280</text:p>
              </table:table-cell>
              <table:table-cell office:value-type="float" office:value="49725">
                <text:p>49725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48060">
                <text:p>48060</text:p>
              </table:table-cell>
              <table:table-cell office:value-type="float" office:value="49887.5">
                <text:p>49887.5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49840">
                <text:p>49840</text:p>
              </table:table-cell>
              <table:table-cell office:value-type="float" office:value="50050">
                <text:p>50050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51620">
                <text:p>51620</text:p>
              </table:table-cell>
              <table:table-cell office:value-type="float" office:value="50212.5">
                <text:p>50212.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3400">
                <text:p>53400</text:p>
              </table:table-cell>
              <table:table-cell office:value-type="float" office:value="50375">
                <text:p>50375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55180">
                <text:p>55180</text:p>
              </table:table-cell>
              <table:table-cell office:value-type="float" office:value="50537.5">
                <text:p>50537.5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56960">
                <text:p>56960</text:p>
              </table:table-cell>
              <table:table-cell office:value-type="float" office:value="50700">
                <text:p>50700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58740">
                <text:p>58740</text:p>
              </table:table-cell>
              <table:table-cell office:value-type="float" office:value="50862.5">
                <text:p>50862.5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60520">
                <text:p>60520</text:p>
              </table:table-cell>
              <table:table-cell office:value-type="float" office:value="51025">
                <text:p>51025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62300">
                <text:p>62300</text:p>
              </table:table-cell>
              <table:table-cell office:value-type="float" office:value="51187.5">
                <text:p>51187.5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64080">
                <text:p>64080</text:p>
              </table:table-cell>
              <table:table-cell office:value-type="float" office:value="51350">
                <text:p>51350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65860">
                <text:p>65860</text:p>
              </table:table-cell>
              <table:table-cell office:value-type="float" office:value="51512.5">
                <text:p>51512.5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67640">
                <text:p>67640</text:p>
              </table:table-cell>
              <table:table-cell office:value-type="float" office:value="51675">
                <text:p>51675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69420">
                <text:p>69420</text:p>
              </table:table-cell>
              <table:table-cell office:value-type="float" office:value="51837.5">
                <text:p>51837.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71200">
                <text:p>71200</text:p>
              </table:table-cell>
              <table:table-cell office:value-type="float" office:value="52000">
                <text:p>52000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72980">
                <text:p>72980</text:p>
              </table:table-cell>
              <table:table-cell office:value-type="float" office:value="52162.5">
                <text:p>52162.5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74760">
                <text:p>74760</text:p>
              </table:table-cell>
              <table:table-cell office:value-type="float" office:value="52325">
                <text:p>52325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76540">
                <text:p>76540</text:p>
              </table:table-cell>
              <table:table-cell office:value-type="float" office:value="52487.5">
                <text:p>52487.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78320">
                <text:p>78320</text:p>
              </table:table-cell>
              <table:table-cell office:value-type="float" office:value="52650">
                <text:p>52650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80100">
                <text:p>80100</text:p>
              </table:table-cell>
              <table:table-cell office:value-type="float" office:value="52812.5">
                <text:p>5281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